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MedianPiv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6" calcext:value-type="float">
            <text:p>0.016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1" calcext:value-type="float">
            <text:p>0.021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5" calcext:value-type="float">
            <text:p>0.045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097" calcext:value-type="float">
            <text:p>0.097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47" calcext:value-type="float">
            <text:p>0.47</text:p>
          </table:table-cell>
          <table:table-cell office:value-type="float" office:value="0.15" calcext:value-type="float">
            <text:p>0.15</text:p>
          </table:table-cell>
          <table:table-cell office:value-type="float" office:value="3.68" calcext:value-type="float">
            <text:p>3.68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674" calcext:value-type="float">
            <text:p>0.674</text:p>
          </table:table-cell>
          <table:table-cell office:value-type="float" office:value="0.209" calcext:value-type="float">
            <text:p>0.209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871" calcext:value-type="float">
            <text:p>0.871</text:p>
          </table:table-cell>
          <table:table-cell office:value-type="float" office:value="0.264" calcext:value-type="float">
            <text:p>0.264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1.993" calcext:value-type="float">
            <text:p>1.993</text:p>
          </table:table-cell>
          <table:table-cell office:value-type="float" office:value="0.572" calcext:value-type="float">
            <text:p>0.572</text:p>
          </table:table-cell>
          <table:table-cell office:value-type="float" office:value="5.826" calcext:value-type="float">
            <text:p>5.826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694" calcext:value-type="float">
            <text:p>4.694</text:p>
          </table:table-cell>
          <table:table-cell office:value-type="float" office:value="1.201" calcext:value-type="float">
            <text:p>1.201</text:p>
          </table:table-cell>
          <table:table-cell office:value-type="float" office:value="6.948" calcext:value-type="float">
            <text:p>6.948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7.598" calcext:value-type="float">
            <text:p>7.598</text:p>
          </table:table-cell>
          <table:table-cell office:value-type="float" office:value="1.881" calcext:value-type="float">
            <text:p>1.881</text:p>
          </table:table-cell>
          <table:table-cell office:value-type="float" office:value="8.29" calcext:value-type="float">
            <text:p>8.29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0.938" calcext:value-type="float">
            <text:p>10.938</text:p>
          </table:table-cell>
          <table:table-cell office:value-type="float" office:value="2.621" calcext:value-type="float">
            <text:p>2.621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5.487" calcext:value-type="float">
            <text:p>15.487</text:p>
          </table:table-cell>
          <table:table-cell office:value-type="float" office:value="3.343" calcext:value-type="float">
            <text:p>3.343</text:p>
          </table:table-cell>
          <table:table-cell office:value-type="float" office:value="11.693" calcext:value-type="float">
            <text:p>11.693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7:09.169131571</dc:date>
    <dc:creator>Evdzhan </dc:creator>
    <meta:document-statistic meta:table-count="1" meta:cell-count="89" meta:object-count="0"/>
    <meta:generator>LibreOffice/4.1.3.2$Linux_X86_64 LibreOffice_project/410m0$Build-2</meta:generator>
  </office:meta>
</office:document-meta>
</file>